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Header">
      <style:text-properties officeooo:rsid="001b2da6" officeooo:paragraph-rsid="001b2da6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6pt" officeooo:rsid="001b2da6" officeooo:paragraph-rsid="001b2da6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2pt" officeooo:paragraph-rsid="001b2da6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2pt" officeooo:paragraph-rsid="001bdb9b"/>
    </style:style>
    <style:style style:name="P5" style:family="paragraph" style:parent-style-name="Standard">
      <style:paragraph-properties fo:text-align="start" style:justify-single-word="false"/>
      <style:text-properties style:font-name="Times New Roman1" fo:font-size="12pt" officeooo:rsid="001b2da6" officeooo:paragraph-rsid="001b2da6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Times New Roman1" fo:font-size="12pt" officeooo:rsid="001b2da6" officeooo:paragraph-rsid="001b2da6"/>
    </style:style>
    <style:style style:name="P7" style:family="paragraph" style:parent-style-name="Standard">
      <style:paragraph-properties fo:text-align="start" style:justify-single-word="false"/>
      <style:text-properties style:font-name="Times New Roman1" fo:font-size="12pt" officeooo:rsid="001bdb9b" officeooo:paragraph-rsid="001dc812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Times New Roman1" fo:font-size="12pt" officeooo:rsid="001bdb9b" officeooo:paragraph-rsid="001bdb9b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2pt" officeooo:rsid="001bdb9b" officeooo:paragraph-rsid="001bdb9b"/>
    </style:style>
    <style:style style:name="T1" style:family="text">
      <style:text-properties officeooo:rsid="001b2da6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Times New Roman"/>
    </style:style>
    <style:style style:name="T4" style:family="text">
      <style:text-properties officeooo:rsid="001bdb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actical No: 3</text:p>
      <text:p text:style-name="P2"/>
      <text:p text:style-name="P3"><text:span text:style-name="T1">a]</text:span><text:span text:style-name="T2">Implement alpha beta search.</text:span></text:p>
      <text:p text:style-name="P5">Code:</text:p>
      <text:p text:style-name="P6">def alphabeta(depth,nodeIndex,maximizingPlayer,values,alpha,beta):</text:p>
      <text:p text:style-name="P6"><text:s text:c="4"/>if depth==3:</text:p>
      <text:p text:style-name="P6"><text:s text:c="8"/>return values[nodeIndex]</text:p>
      <text:p text:style-name="P6"><text:s text:c="4"/></text:p>
      <text:p text:style-name="P6"><text:s text:c="4"/>if maximizingPlayer:</text:p>
      <text:p text:style-name="P6"><text:s text:c="8"/>maxEval=float('-inf')</text:p>
      <text:p text:style-name="P6"><text:s text:c="8"/>for i in range(2):</text:p>
      <text:p text:style-name="P6"><text:s text:c="12"/>eval=alphabeta(depth+1,nodeIndex*2+i,False,values,alpha,beta)</text:p>
      <text:p text:style-name="P6"><text:s text:c="12"/>maxEval=max(maxEval,eval)</text:p>
      <text:p text:style-name="P6"><text:s text:c="12"/>alpha=max(alpha,eval)</text:p>
      <text:p text:style-name="P6"><text:s text:c="12"/>if beta&lt;= alpha:</text:p>
      <text:p text:style-name="P6"><text:s text:c="16"/>break</text:p>
      <text:p text:style-name="P6"><text:s text:c="8"/>return maxEval</text:p>
      <text:p text:style-name="P6"><text:s text:c="4"/></text:p>
      <text:p text:style-name="P6"><text:s text:c="4"/>else:</text:p>
      <text:p text:style-name="P6"><text:s text:c="8"/>minEval=float('inf')</text:p>
      <text:p text:style-name="P6"><text:s text:c="8"/>for i in range(2):</text:p>
      <text:p text:style-name="P6"><text:s text:c="12"/>eval=alphabeta(depth+1,nodeIndex*2+i,True,values,alpha,beta)</text:p>
      <text:p text:style-name="P6"><text:s text:c="12"/>minEval=min(minEval,eval)</text:p>
      <text:p text:style-name="P6"><text:s text:c="12"/>beta=min(beta,eval)</text:p>
      <text:p text:style-name="P6"><text:s text:c="12"/>if beta &lt;=alpha:</text:p>
      <text:p text:style-name="P6"><text:s text:c="16"/>break</text:p>
      <text:p text:style-name="P6"><text:s text:c="8"/>return minEval</text:p>
      <text:p text:style-name="P6"><text:s text:c="4"/></text:p>
      <text:p text:style-name="P6">if __name__=="__main__":</text:p>
      <text:p text:style-name="P6"><text:s text:c="4"/>values=[3,5,6,9,1,2,0,-1]</text:p>
      <text:p text:style-name="P6"><text:s text:c="4"/>optimal_value=alphabeta(0,0,True,values,float('-inf'),float('inf'))</text:p>
      <text:p text:style-name="P6"><text:s text:c="4"/>print("The optimal value is :",optimal_value)</text:p>
      <text:p text:style-name="P5"><text:s text:c="4"/></text:p>
      <text:p text:style-name="P7">Output:</text:p>
      <text:p text:style-name="P7"/>
      <text:p text:style-name="P7"><text:tab/>The optimal value is : 5</text:p>
      <text:p text:style-name="P8"/>
      <text:p text:style-name="P4"><text:span text:style-name="T4">b]</text:span><text:span text:style-name="T2">Implement hill climbing problem</text:span></text:p>
      <text:p text:style-name="P9">Code:</text:p>
      <text:p text:style-name="P8">import random</text:p>
      <text:p text:style-name="P8">def objective_function(x):</text:p>
      <text:p text:style-name="P8"><text:s text:c="4"/>return -x**2 + 4*x</text:p>
      <text:p text:style-name="P8"/>
      <text:p text:style-name="P8">def generate_neighbor(current_x, step_size):</text:p>
      <text:p text:style-name="P8"><text:s text:c="4"/>return current_x + random.uniform(-step_size, step_size)</text:p>
      <text:p text:style-name="P8"/>
      <text:p text:style-name="P8">def hill_climbing(starting_point, step_size, max_iterations): </text:p>
      <text:p text:style-name="P8"><text:s text:c="4"/>current_x = starting_point</text:p>
      <text:p text:style-name="P8"><text:s text:c="4"/>current_value = objective_function(current_x)</text:p>
      <text:p text:style-name="P8"><text:s text:c="4"/>for _ in range(max_iterations):</text:p>
      <text:p text:style-name="P8"><text:s text:c="8"/>neighbor_x = generate_neighbor(current_x, step_size) </text:p>
      <text:p text:style-name="P8"><text:s text:c="8"/>neighbor_value = objective_function(neighbor_x)</text:p>
      <text:p text:style-name="P8"/>
      <text:p text:style-name="P8"># If the neighbor has a better value, move to that neighbor </text:p>
      <text:p text:style-name="P8"><text:s text:c="8"/>if neighbor_value &gt; current_value:</text:p>
      <text:p text:style-name="P8"><text:s text:c="12"/>current_x = neighbor_x</text:p>
      <text:p text:style-name="P8"><text:s text:c="12"/>current_value = neighbor_value</text:p>
      <text:p text:style-name="P8"><text:s text:c="4"/>return current_x, current_value</text:p>
      <text:p text:style-name="P8"/>
      <text:p text:style-name="P8"/>
      <text:p text:style-name="P8"><text:soft-page-break/># Example usage</text:p>
      <text:p text:style-name="P8">starting_point = random.uniform(0, 4) # Random starting point between 0 and 4 </text:p>
      <text:p text:style-name="P8">step_size = 0.1</text:p>
      <text:p text:style-name="P8">max_iterations = 100</text:p>
      <text:p text:style-name="P8">best_x, best_value = hill_climbing(starting_point, step_size, max_iterations)</text:p>
      <text:p text:style-name="P8">print(f"Best x: {round(best_x,4)}, Best value: {round(best_value,4)}")</text:p>
      <text:p text:style-name="P8"/>
      <text:p text:style-name="P9">Output:</text:p>
      <text:p text:style-name="P9"/>
      <text:p text:style-name="P9"><text:tab/>Best x: 2.0023, Best value: 4.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2da6" officeooo:paragraph-rsid="001b2da6"/>
    </style:style>
    <style:page-layout style:name="Mpm1">
      <style:page-layout-properties fo:page-width="21.59cm" fo:page-height="35.56cm" style:num-format="1" style:print-orientation="portrait" fo:margin-top="2cm" fo:margin-bottom="2.794cm" fo:margin-left="2cm" fo:margin-right="2cm" fo:border="0.06pt solid #000000" fo:padding="0.0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YIT<text:tab/><text:tab/>Roll No.: 48 <text:s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12:51:09.691000000</meta:creation-date>
    <dc:date>2024-10-03T22:37:23.439000000</dc:date>
    <meta:editing-duration>PT7M13S</meta:editing-duration>
    <meta:editing-cycles>6</meta:editing-cycles>
    <meta:generator>LibreOffice/7.5.5.2$Windows_X86_64 LibreOffice_project/ca8fe7424262805f223b9a2334bc7181abbcbf5e</meta:generator>
    <meta:document-statistic meta:table-count="0" meta:image-count="0" meta:object-count="0" meta:page-count="2" meta:paragraph-count="61" meta:word-count="172" meta:character-count="1994" meta:non-whitespace-character-count="1574"/>
  </office:meta>
</office:document-meta>
</file>